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icrosoft New Tai Lue" svg:font-family="'Microsoft New Tai Lue'"/>
    <style:font-face style:name="Minion Pro" svg:font-family="'Minion Pro'"/>
    <style:font-face style:name="Lucida Sans1" svg:font-family="'Lucida Sans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b_Paragraphe_20_standard_5d_">
      <style:paragraph-properties style:text-autospace="none"/>
      <style:text-properties fo:color="#000000" style:text-line-through-style="none" style:text-position="0% 100%" style:font-name="Verdana1" fo:font-size="8pt" fo:letter-spacing="-0.011cm" fo:language="fr" fo:country="FR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 style:text-emphasize="none" style:text-scale="100%"/>
    </style:style>
    <style:style style:name="P2" style:family="paragraph" style:parent-style-name="_5b_Paragraphe_20_standard_5d_">
      <style:paragraph-properties style:text-autospace="none"/>
      <style:text-properties fo:color="#000000" style:text-line-through-style="none" style:text-position="0% 100%" style:font-name="Verdana1" fo:font-size="8pt" fo:letter-spacing="-0.009cm" fo:language="fr" fo:country="FR" fo:font-style="italic" style:text-underline-style="none" fo:font-weight="normal" style:font-name-asian="Verdana" style:font-size-asian="8pt" style:font-style-asian="italic" style:font-weight-asian="normal" style:font-name-complex="Verdana" style:font-size-complex="8pt" style:font-style-complex="italic" style:font-weight-complex="normal" style:text-emphasize="none" style:text-scale="100%"/>
    </style:style>
    <style:style style:name="P3" style:family="paragraph" style:parent-style-name="_5b_Paragraphe_20_standard_5d_">
      <style:paragraph-properties style:text-autospace="none"/>
      <style:text-properties fo:color="#000000" style:text-line-through-style="none" style:text-position="0% 100%" style:font-name="Verdana" fo:font-size="10pt" fo:letter-spacing="-0.011cm" fo:language="fr" fo:country="FR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 style:text-emphasize="none" style:text-scale="100%"/>
    </style:style>
    <style:style style:name="P4" style:family="paragraph" style:parent-style-name="_5b_Paragraphe_20_standard_5d_">
      <style:paragraph-properties style:text-autospace="none"/>
      <style:text-properties fo:color="#000000" style:text-line-through-style="none" style:text-position="0% 100%" style:font-name="Verdana" fo:font-size="8pt" fo:letter-spacing="-0.011cm" fo:language="fr" fo:country="FR" fo:font-style="normal" style:text-underline-style="none" fo:font-weight="bold" style:font-name-asian="Verdana" style:font-size-asian="8pt" style:font-style-asian="normal" style:font-weight-asian="bold" style:font-name-complex="Verdana" style:font-size-complex="8pt" style:font-style-complex="normal" style:font-weight-complex="bold" style:text-emphasize="none" style:text-scale="100%"/>
    </style:style>
    <style:style style:name="P5" style:family="paragraph" style:parent-style-name="_5b_Paragraphe_20_standard_5d_">
      <style:paragraph-properties style:text-autospace="none"/>
      <style:text-properties fo:color="#000000" style:text-line-through-style="none" style:text-position="0% 100%" style:font-name="Verdana" fo:font-size="8pt" fo:letter-spacing="-0.011cm" fo:language="fr" fo:country="FR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 style:text-emphasize="none" style:text-scale="100%"/>
    </style:style>
    <style:style style:name="P6" style:family="paragraph" style:parent-style-name="_5b_Paragraphe_20_standard_5d_">
      <style:paragraph-properties style:text-autospace="none"/>
      <style:text-properties style:font-name="Verdana1" fo:font-size="8pt" fo:font-weight="bold" style:font-size-asian="8pt" style:font-weight-asian="bold" style:font-size-complex="8pt" style:font-weight-complex="bold"/>
    </style:style>
    <style:style style:name="P7" style:family="paragraph" style:parent-style-name="_5b_Paragraphe_20_standard_5d_">
      <style:paragraph-properties style:text-autospace="non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8" style:family="paragraph" style:parent-style-name="_5b_Paragraphe_20_standard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1" fo:font-size="8pt" fo:letter-spacing="-0.011cm" fo:language="fr" fo:country="FR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 style:text-emphasize="none" style:text-scale="100%"/>
    </style:style>
    <style:style style:name="P9" style:family="paragraph" style:parent-style-name="_5b_Paragraphe_20_standard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1" fo:font-size="8pt" fo:letter-spacing="-0.011cm" fo:language="fr" fo:country="FR" fo:font-style="normal" style:text-underline-style="none" fo:font-weight="bold" style:font-name-asian="Verdana" style:font-size-asian="8pt" style:font-style-asian="normal" style:font-weight-asian="bold" style:font-name-complex="Verdana" style:font-size-complex="8pt" style:font-style-complex="normal" style:font-weight-complex="bold" style:text-emphasize="none" style:text-scale="100%"/>
    </style:style>
    <style:style style:name="P10" style:family="paragraph" style:parent-style-name="_5b_Paragraphe_20_standard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1" fo:font-size="8pt" fo:letter-spacing="-0.009cm" fo:language="fr" fo:country="FR" fo:font-style="italic" style:text-underline-style="none" fo:font-weight="normal" style:font-name-asian="Verdana" style:font-size-asian="8pt" style:font-style-asian="italic" style:font-weight-asian="normal" style:font-name-complex="Verdana" style:font-size-complex="8pt" style:font-style-complex="italic" style:font-weight-complex="normal" style:text-emphasize="none" style:text-scale="100%"/>
    </style:style>
    <style:style style:name="P11" style:family="paragraph" style:parent-style-name="_5b_Paragraphe_20_standard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1" fo:font-size="8pt" fo:letter-spacing="-0.009cm" fo:language="fr" fo:country="FR" fo:font-style="italic" style:text-underline-style="none" fo:font-weight="bold" style:font-name-asian="Verdana" style:font-size-asian="8pt" style:font-style-asian="italic" style:font-weight-asian="bold" style:font-name-complex="Verdana" style:font-size-complex="8pt" style:font-style-complex="italic" style:font-weight-complex="bold" style:text-emphasize="none" style:text-scale="100%"/>
    </style:style>
    <style:style style:name="P12" style:family="paragraph" style:parent-style-name="_5b_Paragraphe_20_standard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Microsoft New Tai Lue" fo:font-size="11pt" fo:letter-spacing="normal" fo:language="fr" fo:country="FR" fo:font-style="normal" style:text-underline-style="none" fo:font-weight="normal" style:font-name-asian="Microsoft New Tai Lue" style:font-size-asian="11pt" style:font-style-asian="normal" style:font-weight-asian="normal" style:font-name-complex="Microsoft New Tai Lue" style:font-size-complex="11pt" style:font-style-complex="normal" style:font-weight-complex="normal" style:text-emphasize="none" style:text-scale="100%"/>
    </style:style>
    <style:style style:name="P13" style:family="paragraph" style:parent-style-name="_5b_Aucun_20_style_20_de_20_paragraphe_5d_">
      <style:paragraph-properties style:text-autospace="none"/>
      <style:text-properties fo:color="#000000" style:text-line-through-style="none" style:text-position="0% 100%" style:font-name="Microsoft New Tai Lue" fo:font-size="8pt" fo:letter-spacing="normal" fo:language="fr" fo:country="FR" fo:font-style="normal" style:text-underline-style="none" fo:font-weight="normal" style:font-name-asian="Microsoft New Tai Lue" style:font-size-asian="8pt" style:font-style-asian="normal" style:font-weight-asian="normal" style:font-name-complex="Microsoft New Tai Lue" style:font-size-complex="8pt" style:font-style-complex="normal" style:font-weight-complex="normal" style:text-emphasize="none" style:text-scale="100%"/>
    </style:style>
    <style:style style:name="P14" style:family="paragraph" style:parent-style-name="_5b_Paragraphe_20_standard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Microsoft New Tai Lue" fo:font-size="8pt" fo:letter-spacing="normal" fo:language="fr" fo:country="FR" fo:font-style="normal" style:text-underline-style="none" fo:font-weight="normal" style:font-name-asian="Microsoft New Tai Lue" style:font-size-asian="8pt" style:font-style-asian="normal" style:font-weight-asian="normal" style:font-name-complex="Microsoft New Tai Lue" style:font-size-complex="8pt" style:font-style-complex="normal" style:font-weight-complex="normal" style:text-emphasize="none" style:text-scale="100%"/>
    </style:style>
    <style:style style:name="P15" style:family="paragraph" style:parent-style-name="_5b_Paragraphe_20_standard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1" fo:font-size="8pt" fo:letter-spacing="-0.011cm" fo:language="fr" fo:country="FR" fo:font-style="normal" style:text-underline-style="none" fo:font-weight="bold" style:font-name-asian="Verdana" style:font-size-asian="8pt" style:font-style-asian="normal" style:font-weight-asian="bold" style:font-name-complex="Verdana" style:font-size-complex="8pt" style:font-style-complex="normal" style:font-weight-complex="bold" style:text-emphasize="none" style:text-scale="100%"/>
    </style:style>
    <style:style style:name="P16" style:family="paragraph" style:parent-style-name="_5b_Paragraphe_20_standard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" fo:font-size="8pt" fo:letter-spacing="-0.011cm" fo:language="fr" fo:country="FR" fo:font-style="normal" style:text-underline-style="none" fo:font-weight="bold" style:font-name-asian="Verdana" style:font-size-asian="8pt" style:font-style-asian="normal" style:font-weight-asian="bold" style:font-name-complex="Verdana" style:font-size-complex="8pt" style:font-style-complex="normal" style:font-weight-complex="bold" style:text-emphasize="none" style:text-scale="100%"/>
    </style:style>
    <style:style style:name="P17" style:family="paragraph" style:parent-style-name="_5b_Paragraphe_20_standard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" fo:font-size="8pt" fo:letter-spacing="-0.011cm" fo:language="fr" fo:country="FR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 style:text-emphasize="none" style:text-scale="100%"/>
    </style:style>
    <style:style style:name="P18" style:family="paragraph" style:parent-style-name="_5b_Paragraphe_20_standard_5d_">
      <style:paragraph-properties fo:margin-left="0cm" fo:margin-right="0cm" fo:margin-top="0cm" fo:margin-bottom="0cm" fo:line-height="120%" fo:text-align="start" style:justify-single-word="false" fo:text-indent="0cm" style:auto-text-indent="false" fo:break-before="page" style:text-autospace="none" style:vertical-align="middle" style:writing-mode="lr-tb"/>
      <style:text-properties fo:color="#000000" style:text-line-through-style="none" style:text-position="0% 100%" style:font-name="Verdana" fo:font-size="8pt" fo:letter-spacing="-0.011cm" fo:language="fr" fo:country="FR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 style:text-emphasize="none" style:text-scale="100%"/>
    </style:style>
    <style:style style:name="P19" style:family="paragraph" style:parent-style-name="_5b_Paragraphe_20_standard_5d_">
      <style:paragraph-properties style:text-autospace="non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0" style:family="paragraph" style:parent-style-name="_5b_Paragraphe_20_standard_5d_">
      <style:paragraph-properties style:text-autospace="none"/>
      <style:text-properties fo:color="#000000" style:text-line-through-style="none" style:text-position="0% 100%" style:font-name="Verdana" fo:font-size="8pt" fo:letter-spacing="-0.009cm" fo:language="fr" fo:country="FR" fo:font-style="italic" style:text-underline-style="none" fo:font-weight="normal" style:font-name-asian="Verdana" style:font-size-asian="8pt" style:font-style-asian="italic" style:font-weight-asian="normal" style:font-name-complex="Verdana" style:font-size-complex="8pt" style:font-style-complex="italic" style:font-weight-complex="normal" style:text-emphasize="none" style:text-scale="100%"/>
    </style:style>
    <style:style style:name="P21" style:family="paragraph" style:parent-style-name="_5b_Paragraphe_20_standard_5d_">
      <style:paragraph-properties style:text-autospace="none"/>
      <style:text-properties fo:color="#000000" style:text-line-through-style="none" style:text-position="0% 100%" style:font-name="Verdana" fo:font-size="8pt" fo:letter-spacing="-0.011cm" fo:language="fr" fo:country="FR" fo:font-style="normal" style:text-underline-style="none" fo:font-weight="bold" style:font-name-asian="Verdana" style:font-size-asian="8pt" style:font-style-asian="normal" style:font-weight-asian="bold" style:font-name-complex="Verdana" style:font-size-complex="8pt" style:font-style-complex="normal" style:font-weight-complex="bold" style:text-emphasize="none" style:text-scale="100%"/>
    </style:style>
    <style:style style:name="P22" style:family="paragraph" style:parent-style-name="_5b_Paragraphe_20_standard_5d_">
      <style:paragraph-properties style:text-autospace="none"/>
      <style:text-properties fo:color="#000000" style:text-line-through-style="none" style:text-position="0% 100%" style:font-name="Verdana" fo:font-size="8pt" fo:letter-spacing="-0.011cm" fo:language="fr" fo:country="FR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 style:text-emphasize="none" style:text-scale="100%"/>
    </style:style>
    <style:style style:name="T1" style:family="text">
      <style:text-properties fo:color="#000000" style:text-line-through-style="none" style:text-position="0% 100%" style:font-name="Verdana" fo:letter-spacing="-0.011cm" fo:language="fr" fo:country="FR" fo:font-style="normal" style:text-underline-style="none" style:font-name-asian="Verdana" style:font-style-asian="normal" style:font-name-complex="Verdana" style:font-style-complex="normal" style:text-emphasize="none" style:text-scale="100%"/>
    </style:style>
    <style:style style:name="T2" style:family="text">
      <style:text-properties fo:color="#000000" style:text-line-through-style="none" style:text-position="0% 100%" style:font-name="Verdana" fo:letter-spacing="-0.011cm" fo:language="fr" fo:country="FR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 style:text-emphasize="none" style:text-scale="100%"/>
    </style:style>
    <style:style style:name="T3" style:family="text">
      <style:text-properties fo:color="#000000" style:text-line-through-style="none" style:text-position="0% 100%" fo:letter-spacing="-0.009cm" fo:language="fr" fo:country="FR" fo:font-style="italic" style:text-underline-style="none" style:font-name-asian="Verdana" style:font-style-asian="italic" style:font-name-complex="Verdana" style:font-style-complex="italic" style:text-emphasize="none" style:text-scale="100%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letter-spacing="-0.009cm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1" fo:letter-spacing="-0.009cm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fo/</text:p>
      <text:p text:style-name="P14"/>
      <text:p text:style-name="P14">Attale Alessandri is a Brussels-based ceramic artist. He holds a Master’s degree in Ceramics (2022) and a Bachelor’s degree in Industrial Design (2019) from ENSAV – La Cambre.</text:p>
      <text:p text:style-name="P14"/>
      <text:p text:style-name="P14">His work begins with experimental material research. Within the interplay of clay, glaze, and fire, he explores transformation as both process and language. Creation is approched as a place of dialogue, in which matter reveals its inherent properties and narative. </text:p>
      <text:p text:style-name="P13"><text:line-break/>His work has been exhibited at Keramis (La Louvière), the Musée de la Céramique de Carouge (Switzerland), Galerie Eleven Steens (Brussels), and the Centre d’Art Contemporain du Luxembourg Belge. <text:line-break/><text:line-break/>Alongside his artistic practice, he teaches ceramics at Belgian art academies. His pedagogical work emphasizes collaboration and knowledge sharing, integrating students into research-based practices that combine experimental approaches with creative explorations. </text:p>
      <text:p text:style-name="P14"/>
      <text:p text:style-name="P14"/>
      <text:p text:style-name="P14"/>
      <text:p text:style-name="P14">EDUCATION </text:p>
      <text:p text:style-name="P14">2025 - Aggregation for secondary education, Art², Mons, Belgium </text:p>
      <text:p text:style-name="P14">2022 - Master’s Degree in Ceramics, ENSAV – La Cambre, Brussels </text:p>
      <text:p text:style-name="P14">2019 - Bachelor’s Degree in Industrial Design, ENSAV – La Cambre, Brussels </text:p>
      <text:p text:style-name="P14"/>
      <text:p text:style-name="P14">PROFESSIONAL EXPERIENCE </text:p>
      <text:p text:style-name="P14">Since 2022 - Ceramics Teacher, Académie des Beaux-Arts Jean-Jacques Gailliard, Saint-Gilles </text:p>
      <text:p text:style-name="P14">2022 - Guest Lecturer, “Cuir Ensemble Ici ?”, Interdisciplinary art course focused around collective work and woodfire technics, ENSAV - La Cambre</text:p>
      <text:p text:style-name="P14">Since 2023 - Ceramics Teacher, Académie des Beaux-Arts d’Arlon </text:p>
      <text:p text:style-name="P14"/>
      <text:p text:style-name="P14">EXHIBITIONS </text:p>
      <text:p text:style-name="P14">2025 - Young Ceramic Award, Keramis, La Louvière </text:p>
      <text:p text:style-name="P14">2024 - Luxembourg Art Price, Centre d’Art Contemporain du Luxembourg Belge </text:p>
      <text:p text:style-name="P14">2023 - Les Enfants de Khnum Queens, Brussels </text:p>
      <text:p text:style-name="P14">2022 - Tremplin BeCraft, Mons</text:p>
      <text:p text:style-name="P14">2022 - Bling Bling?, Musée de la Céramique de Carouge, Switzerland </text:p>
      <text:p text:style-name="P14">2022 - Paliers Plateaux, Galerie Eleven Steens, Brussels </text:p>
      <text:p text:style-name="P14"/>
      <text:p text:style-name="P14">AWARDS and GRANTS</text:p>
      <text:p text:style-name="P14">2022 - Winner, Minister-President of Wallonia Prize, Tremplin, </text:p>
      <text:p text:style-name="P14">2025 - ­Research and Experimentation Grant, BeCraft, Belgium </text:p>
      <text:p text:style-name="P12"/>
      <text:p text:style-name="P16">Accueil/</text:p>
      <text:p text:style-name="P16"/>
      <text:p text:style-name="P17">accueil_01 : PAF PAF !</text:p>
      <text:p text:style-name="P17">accueil_02 : Flame track</text:p>
      <text:p text:style-name="P17">accueil_03 : P.A.F</text:p>
      <text:p text:style-name="P17">accueil_04 : Benchy3D.stl</text:p>
      <text:p text:style-name="P17">accueil_05 : Concretion 2023</text:p>
      <text:p text:style-name="P17">accueil_06 : Concretion 2024</text:p>
      <text:p text:style-name="P17">accueil_07 : Concretion 2023</text:p>
      <text:p text:style-name="P18"/>
      <text:p text:style-name="P9">01/</text:p>
      <text:p text:style-name="P9">Titre : <text:span text:style-name="T8">PAF PAF !</text:span></text:p>
      <text:p text:style-name="P8"/>
      <text:p text:style-name="P8"><text:span text:style-name="T6">Texte :</text:span> </text:p>
      <text:p text:style-name="P8">Onggis are korean pots used for fermenting food. Their process is very unique : clay coils are welded together, then the walls are struck with a beater. A repetive sound resonates in the studio PAF! PAF! PAF! PAF! PAF! PAF! PAF! PAF! PAF! PAF! PAF!</text:p>
      <text:p text:style-name="P10"/>
      <text:p text:style-name="P11">Lég :</text:p>
      <text:p text:style-name="P10">01_01 : PAF!01 - 2022 - stoneware - 62x61x61 cm </text:p>
      <text:p text:style-name="P2">01_02 : Overview of the 'PAF!' seires <text:s/>- 'Palliers Plâteaux' - Eleven Steens</text:p>
      <text:p text:style-name="P2">01_03 : Paddle with ‘PAF!’ incised on it</text:p>
      <text:p text:style-name="P2">01_04 : PAF!03 - 2022 - stoneware - 38x32x32 cm</text:p>
      <text:p text:style-name="P2">01_05 : PAF!04 - 2022 - stoneware - 64x62x61 cm</text:p>
      <text:p text:style-name="P2">01_07 : Process' video </text:p>
      <text:p text:style-name="P7">01_08 : Drying pot in the studio</text:p>
      <text:p text:style-name="P7"/>
      <text:p text:style-name="P7"/>
      <text:p text:style-name="P6">02/</text:p>
      <text:p text:style-name="P7"><text:span text:style-name="T6">titre :</text:span> Flame Path</text:p>
      <text:p text:style-name="P7"/>
      <text:p text:style-name="P1"><text:span text:style-name="T6">texte :</text:span> Placed from the bottom of the fire place to the top of the chimney, this stoneware chain is a testimony of flame behaviour in wood fire kiln. An object as an allegory of a collective experience. </text:p>
      <text:p text:style-name="P7"/>
      <text:p text:style-name="P6">Légendes :</text:p>
      <text:p text:style-name="P7">02_01 : <text:span text:style-name="T3">Flames path - exhibited in an ancient cloister of Brussels - 2021 - stoneware – 189x2,5x1 cm – photo : Léna Babinet</text:span></text:p>
      <text:p text:style-name="P7">02_02 : S<text:span text:style-name="T3">creenshots of the documantary ‘Cuire ensemble ici’ - Clémentine Vaultier - 2021 </text:span></text:p>
      <text:p text:style-name="P7">02_03 : <text:span text:style-name="T3">Flames path - 2021 - stoneware – 189x2,5x1 cm</text:span></text:p>
      <text:p text:style-name="P7">02_04 : <text:span text:style-name="T3">Flames path – detail</text:span></text:p>
      <text:p text:style-name="P7">02_05 : diagram of the behavior fire in a staggered flames kiln</text:p>
      <text:p text:style-name="P7">02_06 : <text:span text:style-name="T3">Flames path – detail</text:span></text:p>
      <text:p text:style-name="P7"/>
      <text:p text:style-name="P7"/>
      <text:p text:style-name="P6">03/</text:p>
      <text:p text:style-name="P7"><text:span text:style-name="T6">titre :</text:span> Pratique Artisanale du Futur, P.A.F</text:p>
      <text:p text:style-name="P7"/>
      <text:p text:style-name="P6">texte : <text:span text:style-name="T2">How to create the most products possible during an exhibition oppening? Questionning the duality of industrial goods and unicity, of craft and art. </text:span></text:p>
      <text:p text:style-name="P3"/>
      <text:p text:style-name="P4">Légendes :</text:p>
      <text:p text:style-name="P5">03_01 : Drawer handle, medium cup and small cup - 2021 - single fired stoneware – variable sizes</text:p>
      <text:p text:style-name="P5">03_02 : Drying potery during exhibition - <text:span text:style-name="T7">'Palliers Plâteaux' - Eleven Steens</text:span></text:p>
      <text:p text:style-name="P5">03_03 : S<text:span text:style-name="T5">reenshot video of the manufacturing process</text:span></text:p>
      <text:p text:style-name="P5">03_04 : S<text:span text:style-name="T5">reenshot video of the manufacturing process</text:span></text:p>
      <text:p text:style-name="P5">03_05 : S<text:span text:style-name="T5">reenshot video of the manufacturing process</text:span></text:p>
      <text:p text:style-name="P5">03_06 : Medium cup – 2021 - single fired stoneware - 8x8x8 cm</text:p>
      <text:p text:style-name="P5">03_07 : Small cup - 2021 - single fired stoneware – 6x5x5 cm</text:p>
      <text:p text:style-name="P5">03_08 : Series of small cups - 2021 - single fired stoneware</text:p>
      <text:p text:style-name="P1"/>
      <text:p text:style-name="P1"/>
      <text:p text:style-name="P6">04/</text:p>
      <text:p text:style-name="P7"><text:span text:style-name="T6">titre :</text:span> Benchy3D.stl</text:p>
      <text:p text:style-name="P7"/>
      <text:p text:style-name="P7">texte : <text:span text:style-name="T1">A child build a sand cattle by letting sand run through her fingers like old stalactites. But also like a 3D printer. This sculpture is a dialogue between instinct and technology.</text:span></text:p>
      <text:p text:style-name="P3"/>
      <text:p text:style-name="P4">Légendes : </text:p>
      <text:p text:style-name="P4"/>
      <text:p text:style-name="P5">04_01 : <text:span text:style-name="T5">Benchy.3D.stl - 2022 - stoneware – 45x42x21 cm</text:span></text:p>
      <text:p text:style-name="P5">04_02 : <text:span text:style-name="T5">Benchy.3D.stl - 2022 - stoneware – 45x42x21 cm</text:span></text:p>
      <text:p text:style-name="P5">04_03 : <text:span text:style-name="T5">comparative diagram of ‘human printer’ and 3D printer</text:span></text:p>
      <text:p text:style-name="P5"><text:soft-page-break/>04_04 : <text:span text:style-name="T5">Benchy.3D.stl - 2022 – PLA, ployactic acid- 6x6x3 cm</text:span></text:p>
      <text:p text:style-name="P5">04_05 : 3D modeling of Benchy3D</text:p>
      <text:p text:style-name="P4"/>
      <text:p text:style-name="P4"/>
      <text:p text:style-name="P6">05/</text:p>
      <text:p text:style-name="P7"><text:span text:style-name="T6">titre :</text:span> Recto V </text:p>
      <text:p text:style-name="P7"/>
      <text:p text:style-name="P6">texte : <text:span text:style-name="T4">What happen if glaze take the place of clay ? A series of thrown bowls made of a glaze (marl) and dipped in clay slip. </text:span></text:p>
      <text:p text:style-name="P3"/>
      <text:p text:style-name="P4">Légendes :</text:p>
      <text:p text:style-name="P1">03_01 : Recto V 01 - 2022 – marl and stoneware - 15x26x24</text:p>
      <text:p text:style-name="P1">03_02 : Recto V 04 - 2022 – marl and stoneware - 10x26x22</text:p>
      <text:p text:style-name="P1">03_03 : Recto V 06 - 2022 – marl and stoneware - 22x25x24</text:p>
      <text:p text:style-name="P1">03_04 : Recto V 02 - 2022 – marl and stoneware - 13x26x22</text:p>
      <text:p text:style-name="P1">03_05 : Recto V 09 - 2022 – marl and stoneware – 14x25x23</text:p>
      <text:p text:style-name="P4"/>
      <text:p text:style-name="P20"/>
      <text:p text:style-name="P6">06/</text:p>
      <text:p text:style-name="P7"><text:span text:style-name="T6">titre :</text:span> Concretion 2023 </text:p>
      <text:p text:style-name="P7"/>
      <text:p text:style-name="P6">texte : </text:p>
      <text:p text:style-name="P3"/>
      <text:p text:style-name="P4">Légendes :</text:p>
      <text:p text:style-name="P5">06/01 : Exhibition view Prix du Luxembourb - CACLB – 2024 </text:p>
      <text:p text:style-name="P5">06/02 : Concretion 01 – 2023 <text:s/>- stoneware - 16x27x27cm</text:p>
      <text:p text:style-name="P5">06/03 : Detail</text:p>
      <text:p text:style-name="P5">06/04 : Concretion 02 – 2023 - stoneware - 22x27x27cm</text:p>
      <text:p text:style-name="P5">06/05 : Detail</text:p>
      <text:p text:style-name="P5">06/06 : Concretion 03 – 2023 - stoneware - 28x27x27cm</text:p>
      <text:p text:style-name="P5">06/07 : Detail</text:p>
      <text:p text:style-name="P4"/>
      <text:p text:style-name="P4"/>
      <text:p text:style-name="P7"><text:span text:style-name="T6">07/titre :</text:span> Concretion 2024</text:p>
      <text:p text:style-name="P7"/>
      <text:p text:style-name="P6">texte :</text:p>
      <text:p text:style-name="P6"/>
      <text:p text:style-name="P4">Légendes :</text:p>
      <text:p text:style-name="P5">07_01 : Concretion 06 - 2024 - stoneware - 42x17x17 cm</text:p>
      <text:p text:style-name="P5">07_02 : Exhibition view Prix du Luxembourb - CACLB – 2024</text:p>
      <text:p text:style-name="P5">07_03 : Concretion 09 – 2024 - glazed stoneware - 10x7x8 cm</text:p>
      <text:p text:style-name="P5">07_04 : Concretion 06 – 2024 - stoneware - <text:s/>5x16x5 cm</text:p>
      <text:p text:style-name="P5">07_05 : Concretion 06 – 2024 - stoneware - <text:s/>40x16x15 cm</text:p>
      <text:p text:style-name="P5">07_06 : Concretion 04 – 2024 - stoneware - <text:s/>14x14x6 cm</text:p>
      <text:p text:style-name="P5">07_07 : Exhibition view Prix du Luxembourb - CACLB – 2024</text:p>
      <text:p text:style-name="P5"/>
      <text:p text:style-name="P5"/>
      <text:p text:style-name="P7"><text:span text:style-name="T6">08/titre :</text:span> Concretion 2025</text:p>
      <text:p text:style-name="P7"/>
      <text:p text:style-name="P6">texte : </text:p>
      <text:p text:style-name="P3"/>
      <text:p text:style-name="P4">Légendes :</text:p>
      <text:p text:style-name="P5">08_01 : Concretion 11 – 2025 - glazed stoneware - <text:s/>7x6x6 cm</text:p>
      <text:p text:style-name="P5">08_02 : Overview of Concretion 2025 - variable dimension</text:p>
      <text:p text:style-name="P5">08_03 :Concretion 12 – 2025 - glazed stoneware - <text:s/>7x10x8 cm</text:p>
      <text:p text:style-name="P5">08_04 : Concretion 13 – 2025 - glazed stoneware - <text:s/>13x7x7 cm</text:p>
      <text:p text:style-name="P5">08_05 : Concretion 14 – 2025 - glazed stoneware - <text:s/>9x12x10 cm</text:p>
      <text:p text:style-name="P5">08_06 : Concretion 15 – 2025 - glazed stoneware - <text:s/>11x10x10 cm</text:p>
      <text:p text:style-name="P5">08_07 : Concretion 16 – 2025 - glazed stoneware - <text:s/>12x6x7 cm</text:p>
      <text:p text:style-name="P5">08_08 : Concretion 18 – 2025 - stoneware - <text:s/>21x16x16 cm</text:p>
      <text:p text:style-name="P5"/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icrosoft New Tai Lue" svg:font-family="'Microsoft New Tai Lue'"/>
    <style:font-face style:name="Minion Pro" svg:font-family="'Minion Pro'"/>
    <style:font-face style:name="Lucida Sans1" svg:font-family="'Lucida Sans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5b_Aucun_20_style_20_de_20_paragraphe_5d_" style:display-name="[Aucun style de paragraphe]" style:family="paragraph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Minion Pro" fo:font-size="12pt" fo:letter-spacing="normal" fo:language="fr" fo:country="FR" fo:font-style="normal" style:text-underline-style="none" fo:font-weight="normal" style:font-name-asian="Minion Pro" style:font-size-asian="12pt" style:font-style-asian="normal" style:font-weight-asian="normal" style:font-name-complex="Minion Pro" style:font-size-complex="12pt" style:font-style-complex="normal" style:font-weight-complex="normal" style:text-emphasize="none" style:text-scale="100%"/>
    </style:style>
    <style:style style:name="_5b_Paragraphe_20_standard_5d_" style:display-name="[Paragraphe standard]" style:family="paragraph" style:parent-style-name="_5b_Aucun_20_style_20_de_20_paragraphe_5d_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27T08:30:58.21</meta:creation-date>
    <dc:date>2026-03-30T22:54:37.85</dc:date>
    <meta:editing-duration>PT13H38M36S</meta:editing-duration>
    <meta:editing-cycles>11</meta:editing-cycles>
    <meta:generator>OpenOffice/4.1.15$Win32 OpenOffice.org_project/4115m2$Build-9813</meta:generator>
    <meta:document-statistic meta:table-count="0" meta:image-count="0" meta:object-count="0" meta:page-count="4" meta:paragraph-count="114" meta:word-count="1099" meta:character-count="6210"/>
  </office:meta>
</office:document-meta>
</file>